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e8f2a1" draw:textarea-horizontal-align="justify" draw:textarea-vertical-align="middle" draw:auto-grow-height="false" fo:min-height="1.584cm" fo:min-width="3.112cm"/>
      <style:paragraph-properties style:writing-mode="lr-tb"/>
    </style:style>
    <style:style style:name="gr2" style:family="graphic" style:parent-style-name="standard">
      <style:graphic-properties draw:fill-color="#e8f2a1" draw:textarea-horizontal-align="justify" draw:textarea-vertical-align="middle" draw:auto-grow-height="false" fo:min-height="1.398cm" fo:min-width="2.653cm" fo:wrap-option="no-wrap"/>
      <style:paragraph-properties style:writing-mode="lr-tb"/>
    </style:style>
    <style:style style:name="gr3" style:family="graphic" style:parent-style-name="standard">
      <style:graphic-properties draw:fill-color="#dee6ef" draw:textarea-horizontal-align="justify" draw:textarea-vertical-align="middle" draw:auto-grow-height="false" fo:min-height="1.398cm" fo:min-width="2.653cm" fo:wrap-option="no-wrap"/>
      <style:paragraph-properties style:writing-mode="lr-tb"/>
    </style:style>
    <style:style style:name="gr4" style:family="graphic" style:parent-style-name="standard">
      <style:graphic-properties draw:fill-color="#dee6ef" draw:textarea-horizontal-align="justify" draw:textarea-vertical-align="middle" draw:auto-grow-height="false" fo:min-height="1.584cm" fo:min-width="3.112cm"/>
      <style:paragraph-properties style:writing-mode="lr-tb"/>
    </style:style>
    <style:style style:name="gr5" style:family="graphic" style:parent-style-name="standard">
      <style:graphic-properties draw:fill-color="#e8f2a1" draw:textarea-horizontal-align="justify" draw:textarea-vertical-align="middle" draw:auto-grow-height="false" fo:min-height="9.628cm" fo:min-width="8.202cm" fo:wrap-option="no-wrap"/>
      <style:paragraph-properties style:writing-mode="lr-tb"/>
    </style:style>
    <style:style style:name="gr6" style:family="graphic" style:parent-style-name="objectwithoutfill">
      <style:graphic-properties draw:fill="solid" draw:fill-color="#e8f2a1" draw:textarea-vertical-align="middle"/>
    </style:style>
    <style:style style:name="gr7" style:family="graphic" style:parent-style-name="objectwithoutfill">
      <style:graphic-properties draw:fill="solid" draw:fill-color="#dee6ef" draw:textarea-vertical-align="middle"/>
    </style:style>
    <style:style style:name="gr8" style:family="graphic" style:parent-style-name="standard" style:list-style-name="L1">
      <style:graphic-properties draw:fill-color="#dee6ef" draw:textarea-horizontal-align="justify" draw:textarea-vertical-align="middle" draw:auto-grow-height="false" fo:min-height="1.584cm" fo:min-width="3.112cm"/>
      <style:paragraph-properties style:writing-mode="lr-tb"/>
    </style:style>
    <style:style style:name="gr9" style:family="graphic" style:parent-style-name="objectwithoutfill">
      <style:graphic-properties draw:stroke="dash" draw:fill="solid" draw:fill-color="#e8f2a1" draw:textarea-vertical-align="middle"/>
    </style:style>
    <style:style style:name="gr10" style:family="graphic" style:parent-style-name="standard">
      <style:graphic-properties draw:fill-color="#dee6ef" draw:textarea-horizontal-align="justify" draw:textarea-vertical-align="middle" draw:auto-grow-height="false" fo:min-height="1.62cm" fo:min-width="3.264cm" fo:wrap-option="no-wrap"/>
      <style:paragraph-properties style:writing-mode="lr-tb"/>
    </style:style>
    <style:style style:name="gr11" style:family="graphic">
      <style:graphic-properties style:protect="siz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e8f2a1"/>
      <style:paragraph-properties fo:text-align="center"/>
    </style:style>
    <style:style style:name="P3" style:family="paragraph">
      <loext:graphic-properties draw:fill-color="#dee6ef"/>
      <style:paragraph-properties fo:text-align="center"/>
    </style:style>
    <style:style style:name="P4" style:family="paragraph">
      <style:paragraph-properties fo:margin-left="0cm" fo:margin-right="0cm" fo:margin-top="0cm" fo:margin-bottom="0cm" fo:line-height="100%" fo:text-align="center" fo:text-indent="0cm"/>
    </style:style>
    <style:style style:name="P5" style:family="paragraph">
      <loext:graphic-properties draw:fill="solid" draw:fill-color="#e8f2a1"/>
      <style:paragraph-properties fo:text-align="center"/>
    </style:style>
    <style:style style:name="P6" style:family="paragraph">
      <loext:graphic-properties draw:fill="solid" draw:fill-color="#dee6ef"/>
      <style:paragraph-properties fo:text-align="center"/>
    </style:style>
    <style:style style:name="P7" style:family="paragraph">
      <loext:graphic-properties draw:fill-color="#dee6ef"/>
      <style:paragraph-properties fo:margin-left="0cm" fo:margin-right="0cm" fo:margin-top="0cm" fo:margin-bottom="0cm" fo:line-height="100%" fo:text-align="center" fo:text-indent="0cm"/>
    </style:style>
    <style:style style:name="P8" style:family="paragraph">
      <loext:graphic-properties draw:fill-color="#ffffff"/>
    </style:style>
    <style:style style:name="T1" style:family="text">
      <style:text-properties fo:font-size="11pt" style:font-size-asian="11pt" style:font-size-complex="11pt"/>
    </style:style>
    <style:style style:name="T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4" style:family="text">
      <style:text-properties fo:font-size="13pt" style:font-size-asian="13pt" style:font-size-complex="13pt"/>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xml:id="id2" draw:id="id2" draw:layer="layout" svg:width="3.81cm" svg:height="2.032cm" svg:x="17.78cm" svg:y="6.35cm">
          <text:p text:style-name="P1">ESP826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1" draw:id="id1" draw:layer="layout" svg:width="4.826cm" svg:height="2.54cm" svg:x="17.272cm" svg:y="2.54cm">
          <text:p text:style-name="P1">NAPT WiF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xml:id="id3" draw:id="id3" draw:layer="layout" svg:width="4.826cm" svg:height="2.54cm" svg:x="8.636cm" svg:y="11.43cm">
          <text:p text:style-name="P1">LAN WiFi</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xml:id="id4" draw:id="id4" draw:layer="layout" svg:width="3.81cm" svg:height="2.032cm" svg:x="1.524cm" svg:y="5.842cm">
          <text:p text:style-name="P1">ISP Rou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4.826cm" svg:height="2.54cm" svg:x="1.016cm" svg:y="2.032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 draw:layer="layout" svg:width="9.398cm" svg:height="10.668cm" svg:x="6.35cm" svg:y="0.508cm">
          <text:p text:style-name="P1"><text:span text:style-name="T1">Create your own app and use what’s there :</text:span></text:p>
          <text:p text:style-name="P1"><text:span text:style-name="T1"/></text:p>
          <text:p text:style-name="P1"><text:span text:style-name="T1">- Configuration Manager</text:span></text:p>
          <text:p text:style-name="P1"><text:span text:style-name="T1">WiFi, LittleFSWeb, NAPT, OTA and more</text:span></text:p>
          <text:p text:style-name="P1"><text:span text:style-name="T1"/></text:p>
          <text:p text:style-name="P1"><text:span text:style-name="T1">- LittleFS web interface,</text:span></text:p>
          <text:p text:style-name="P1"><text:span text:style-name="T1">create/rename/delete files and (sub)directories</text:span></text:p>
          <text:p text:style-name="P1"><text:span text:style-name="T1">upload, download, edit and more;</text:span></text:p>
          <text:p text:style-name="P1"><text:span text:style-name="T1"/></text:p>
          <text:p text:style-name="P4"><text:span text:style-name="T1">- NAPT</text:span></text:p>
          <text:p text:style-name="P4"><text:span text:style-name="T1">client overview and dhcp reservations</text:span></text:p>
          <text:p text:style-name="P4"><text:span text:style-name="T2">(template in LittleFSWeb) </text:span></text:p>
          <text:p text:style-name="P4"><text:span text:style-name="T2"/></text:p>
          <text:p text:style-name="P4"><text:span text:style-name="T1">- NTP</text:span></text:p>
          <text:p text:style-name="P4"><text:span text:style-name="T1">(template in LittleFSWeb) </text:span></text:p>
          <text:p text:style-name="P1"><text:span text:style-name="T1"/></text:p>
          <text:p text:style-name="P1"><text:span text:style-name="T1"><text:s/></text:span><text:span text:style-name="T1">- websocket apps:</text:span></text:p>
          <text:p text:style-name="P1"><text:span text:style-name="T1"><text:s/></text:span><text:span text:style-name="T1">DataStore on 2ndHeap (share data between clients)</text:span></text:p>
          <text:p text:style-name="P1"><text:span text:style-name="T1">GPIO (control mode, pwm, interrupts…)</text:span></text:p>
          <text:p text:style-name="P1"><text:span text:style-name="T1">(html and ino examples in LittleFSWeb)</text:span></text:p>
          <text:p text:style-name="P1"><text:span text:style-name="T1"/></text:p>
          <text:p text:style-name="P1"><text:span text:style-name="T1">- json web page</text:span></text:p>
          <text:p text:style-name="P1"><text:span text:style-name="T1">Not enough info? Add your own. </text:span></text:p>
          <draw:enhanced-geometry svg:viewBox="0 0 21600 21600" draw:text-areas="800 800 20800 20800" draw:type="round-rectangular-callout" draw:modifiers="26667.3475901692 13034.0987908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 draw:text-style-name="P5" draw:layer="layout" draw:type="curve" svg:x1="19.685cm" svg:y1="5.08cm" svg:x2="19.685cm" svg:y2="6.35cm" draw:start-shape="id1" draw:start-glue-point="2" draw:end-shape="id2" draw:end-glue-point="0" svg:d="M19685 5080v1270" svg:viewBox="0 0 1 1271">
          <text:p/>
        </draw:connector>
        <draw:connector draw:style-name="gr6" draw:text-style-name="P5" draw:layer="layout" draw:type="curve" svg:x1="19.685cm" svg:y1="8.382cm" svg:x2="13.462cm" svg:y2="12.7cm" draw:start-shape="id2" draw:start-glue-point="2" draw:end-shape="id3" draw:end-glue-point="1" svg:d="M19685 8382c0 2879-2074 4318-6223 4318" svg:viewBox="0 0 6224 4319">
          <text:p/>
        </draw:connector>
        <draw:connector draw:style-name="gr6" draw:text-style-name="P5" draw:layer="layout" draw:type="curve" svg:x1="8.636cm" svg:y1="12.7cm" svg:x2="3.429cm" svg:y2="7.874cm" draw:start-shape="id3" draw:start-glue-point="3" draw:end-shape="id4" draw:end-glue-point="2" svg:d="M8636 12700c-3472 0-5207-1608-5207-4826" svg:viewBox="0 0 5208 4827">
          <text:p/>
        </draw:connector>
        <draw:connector draw:style-name="gr7" draw:text-style-name="P6" draw:layer="layout" draw:type="curve" svg:x1="3.429cm" svg:y1="5.842cm" svg:x2="3.429cm" svg:y2="4.572cm" draw:start-shape="id4" draw:start-glue-point="0" draw:end-shape="id5" draw:end-glue-point="2" svg:d="M3429 5842v-1270" svg:viewBox="0 0 1 1271">
          <text:p/>
        </draw:connector>
        <draw:custom-shape draw:style-name="gr4" draw:text-style-name="P3" xml:id="id6" draw:id="id6" draw:layer="layout" svg:width="3.81cm" svg:height="2.032cm" svg:x="1.524cm" svg:y="11.938cm">
          <text:p text:style-name="P1">LAN/WiFi</text:p>
          <text:p text:style-name="P1">De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6" draw:layer="layout" draw:type="curve" svg:x1="3.429cm" svg:y1="11.938cm" svg:x2="3.429cm" svg:y2="7.874cm" draw:start-shape="id6" draw:start-glue-point="0" draw:end-shape="id4" draw:end-glue-point="2" svg:d="M3429 11938v-4064" svg:viewBox="0 0 1 4065">
          <text:p/>
        </draw:connector>
        <draw:custom-shape draw:style-name="gr8" draw:text-style-name="P7" xml:id="id7" draw:id="id7" draw:layer="layout" svg:width="3.81cm" svg:height="2.032cm" svg:x="23.114cm" svg:y="5.334cm">
          <text:p text:style-name="P4"><text:span text:style-name="T3">Client </text:span><text:span text:style-name="T4">ESP(8266),</text:span></text:p>
          <text:p text:style-name="P4"><text:span text:style-name="T4">Raspberry Pi,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xml:id="id8" draw:id="id8" draw:layer="layout" svg:width="3.81cm" svg:height="2.032cm" svg:x="23.114cm" svg:y="1.778cm">
          <text:p text:style-name="P1"><text:span text:style-name="T5">Phone, tablet,</text:span></text:p>
          <text:p text:style-name="P1"><text:span text:style-name="T5">…</text:span><text:span text:style-name="T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curve" svg:x1="23.114cm" svg:y1="6.35cm" svg:x2="22.098cm" svg:y2="3.81cm" draw:start-shape="id7" draw:start-glue-point="3" svg:d="M23114 6350c-1137 0-629-2540-1016-2540" svg:viewBox="0 0 1017 2541">
          <text:p/>
        </draw:connector>
        <draw:connector draw:style-name="gr6" draw:text-style-name="P5" draw:layer="layout" draw:type="curve" svg:x1="23.114cm" svg:y1="2.794cm" svg:x2="22.098cm" svg:y2="3.81cm" draw:start-shape="id8" draw:start-glue-point="3" svg:d="M23114 2794c-1137 0-629 1016-1016 1016" svg:viewBox="0 0 1017 1017">
          <text:p/>
        </draw:connector>
        <draw:connector draw:style-name="gr9" draw:text-style-name="P5" draw:layer="layout" draw:type="curve" svg:x1="25.019cm" svg:y1="7.366cm" svg:x2="3.429cm" svg:y2="13.97cm" draw:start-shape="id7" draw:start-glue-point="2" draw:end-shape="id6" draw:end-glue-point="2" svg:d="M25019 7366c0 10659-21590 7357-21590 6604" svg:viewBox="0 0 21591 7680">
          <text:p/>
        </draw:connector>
        <draw:custom-shape draw:style-name="gr10" draw:text-style-name="P3" draw:layer="layout" svg:width="4.064cm" svg:height="2.018cm" svg:x="23.622cm" svg:y="11.176cm">
          <text:p text:style-name="P1"><text:span text:style-name="T4">E</text:span><text:span text:style-name="T4">xc</text:span><text:span text:style-name="T4">ha</text:span><text:span text:style-name="T4">ng</text:span><text:span text:style-name="T4">e </text:span><text:span text:style-name="T4">da</text:span><text:span text:style-name="T4">ta</text:span></text:p>
          <text:p text:style-name="P1"><text:span text:style-name="T4"><text:s/></text:span><text:span text:style-name="T4">vi</text:span><text:span text:style-name="T4">a </text:span><text:span text:style-name="T4">D</text:span><text:span text:style-name="T4">at</text:span><text:span text:style-name="T4">a</text:span><text:span text:style-name="T4">St</text:span><text:span text:style-name="T4">or</text:span><text:span text:style-name="T4">e</text:span></text:p>
          <text:p text:style-name="P1"><text:span text:style-name="T4">W</text:span><text:span text:style-name="T4">eb</text:span><text:span text:style-name="T4">so</text:span><text:span text:style-name="T4">ck</text:span><text:span text:style-name="T4">et </text:span><text:span text:style-name="T4">ap</text:span><text:span text:style-name="T4">p</text:span></text:p>
          <draw:enhanced-geometry svg:viewBox="0 0 21600 21600" draw:text-areas="800 800 20800 20800" draw:type="round-rectangular-callout" draw:modifiers="3092.54612546125 -6408.320950965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6" draw:text-style-name="P5" draw:layer="layout" draw:type="curve" svg:x1="8.636cm" svg:y1="12.7cm" svg:x2="5.334cm" svg:y2="12.954cm" draw:start-shape="id3" draw:start-glue-point="3" draw:end-shape="id6" draw:end-glue-point="1" svg:d="M8636 12700c-2475 0-824 254-3302 254" svg:viewBox="0 0 3303 255">
          <text:p/>
        </draw:connector>
        <draw:connector draw:style-name="gr9" draw:text-style-name="P5" draw:layer="layout" draw:type="curve" draw:line-skew="3.24cm" svg:x1="19.685cm" svg:y1="8.382cm" svg:x2="3.429cm" svg:y2="13.971cm" draw:start-shape="id2" draw:start-glue-point="2" svg:d="M19685 8382c0 9429-16256 6634-16256 5589" svg:viewBox="0 0 16257 6798">
          <text:p/>
        </draw:connector>
        <draw:custom-shape draw:style-name="gr10" draw:text-style-name="P3" draw:layer="layout" svg:width="4.064cm" svg:height="2.018cm" svg:x="18.288cm" svg:y="12.714cm">
          <text:p text:style-name="P1"><text:span text:style-name="T4">Control GPIOs via</text:span></text:p>
          <text:p text:style-name="P1"><text:span text:style-name="T4">Websocket app</text:span></text:p>
          <draw:enhanced-geometry svg:viewBox="0 0 21600 21600" draw:text-areas="800 800 20800 20800" draw:type="round-rectangular-callout" draw:modifiers="2996.90036900369 -11169.09361069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1"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ash_20_Dot" draw:fill="solid" draw:fill-color="#729fcf" draw:fill-gradient-name="Gradient_20_1"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2T10:09:07.681330767</meta:creation-date>
    <dc:date>2024-06-12T11:18:42.136567529</dc:date>
    <meta:editing-duration>PT16M30S</meta:editing-duration>
    <meta:editing-cycles>3</meta:editing-cycles>
    <meta:generator>LibreOffice/6.4.7.2$Linux_X86_64 LibreOffice_project/40$Build-2</meta:generator>
    <meta:document-statistic meta:object-count="44"/>
  </office:meta>
</office:document-meta>
</file>